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font-size="12pt" style:text-underline-style="none" fo:font-weight="normal" officeooo:rsid="001d66b0" officeooo:paragraph-rsid="001d66b0"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style:text-underline-style="none" fo:font-weight="normal" officeooo:rsid="001f5264" officeooo:paragraph-rsid="001f5264"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1f5264" officeooo:paragraph-rsid="00239439" style:font-size-asian="10.5pt" style:font-weight-asian="normal" style:font-size-complex="12pt" style:font-weight-complex="normal"/>
    </style:style>
    <style:style style:name="P4" style:family="paragraph" style:parent-style-name="Standard">
      <style:paragraph-properties fo:text-align="center" style:justify-single-word="false"/>
      <style:text-properties style:font-name="Carlito" fo:font-size="16pt" style:text-underline-style="solid" style:text-underline-width="auto" style:text-underline-color="font-color" fo:font-weight="bold" officeooo:rsid="001d66b0" officeooo:paragraph-rsid="001f5f5b"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Carlito" fo:font-size="14pt" style:text-underline-style="solid" style:text-underline-width="auto" style:text-underline-color="font-color" fo:font-weight="bold" officeooo:rsid="001d66b0" officeooo:paragraph-rsid="001d66b0"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Carlito" fo:font-size="14pt" style:text-underline-style="solid" style:text-underline-width="auto" style:text-underline-color="font-color" fo:font-weight="bold" officeooo:rsid="001f5264" officeooo:paragraph-rsid="00239439"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Carlito" fo:font-size="14pt" style:text-underline-style="solid" style:text-underline-width="auto" style:text-underline-color="font-color" fo:font-weight="bold" officeooo:rsid="001d66b0" officeooo:paragraph-rsid="001d66b0"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Carlito" fo:font-size="14pt" style:text-underline-style="solid" style:text-underline-width="auto" style:text-underline-color="font-color" fo:font-weight="bold" officeooo:rsid="001f5264" officeooo:paragraph-rsid="001f5264"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Carlito" fo:font-size="14pt" style:text-underline-style="solid" style:text-underline-width="auto" style:text-underline-color="font-color" fo:font-weight="bold" officeooo:rsid="001f5264" officeooo:paragraph-rsid="00239439"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Carlito" fo:font-size="12pt" style:text-underline-style="none" fo:font-weight="normal" officeooo:rsid="001d66b0" officeooo:paragraph-rsid="001d66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Carlito" fo:font-size="12pt" style:text-underline-style="none" fo:font-weight="normal" officeooo:rsid="001f5264" officeooo:paragraph-rsid="001f5264"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Carlito" fo:font-size="12pt" style:text-underline-style="none" fo:font-weight="normal" officeooo:rsid="001f5264" officeooo:paragraph-rsid="00239439"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Carlito" fo:font-size="12pt" style:text-underline-style="none" fo:font-weight="normal" officeooo:rsid="001f5264" officeooo:paragraph-rsid="00239439"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Carlito" fo:font-size="12pt" style:text-underline-style="none" fo:font-weight="bold" officeooo:rsid="001f5264" officeooo:paragraph-rsid="001f5264" style:font-size-asian="10.5pt" style:font-weight-asian="bold" style:font-size-complex="12pt" style:font-weight-complex="bold"/>
    </style:style>
    <style:style style:name="P15" style:family="paragraph" style:parent-style-name="Standard">
      <style:paragraph-properties fo:text-align="start" style:justify-single-word="false"/>
      <style:text-properties style:font-name="Carlito" fo:font-size="12pt" style:text-underline-style="none" fo:font-weight="bold" officeooo:rsid="00239439" officeooo:paragraph-rsid="00239439"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Carlito" fo:font-size="12pt" style:text-underline-style="none" fo:font-weight="bold" officeooo:rsid="00269d90" officeooo:paragraph-rsid="00269d90"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Carlito" fo:font-size="12pt" style:text-underline-style="solid" style:text-underline-width="auto" style:text-underline-color="font-color" fo:font-weight="bold" officeooo:rsid="001f5264" officeooo:paragraph-rsid="00239439" style:font-size-asian="12pt" style:font-weight-asian="bold" style:font-size-complex="12pt" style:font-weight-complex="bold"/>
    </style:style>
    <style:style style:name="T1" style:family="text">
      <style:text-properties officeooo:rsid="001f5264"/>
    </style:style>
    <style:style style:name="T2" style:family="text">
      <style:text-properties officeooo:rsid="001f5f5b"/>
    </style:style>
    <style:style style:name="T3" style:family="text">
      <style:text-properties officeooo:rsid="002078af"/>
    </style:style>
    <style:style style:name="T4" style:family="text">
      <style:text-properties style:font-name="Carlito"/>
    </style:style>
    <style:style style:name="T5" style:family="text">
      <style:text-properties fo:font-style="normal" style:font-style-asian="normal" style:font-style-complex="normal"/>
    </style:style>
    <style:style style:name="T6" style:family="text">
      <style:text-properties fo:font-style="normal" officeooo:rsid="00261688"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iseases Research:</text:p>
      <text:p text:style-name="P5"/>
      <text:p text:style-name="P7">Cardiovascular Disease:</text:p>
      <text:p text:style-name="P10">Machine learning al<text:span text:style-name="T1">gori</text:span>thms showed that creatinine and ejection fraction as the two relevant features that cause cardiovascular disease</text:p>
      <text:p text:style-name="P10"/>
      <text:p text:style-name="P1"><text:a xlink:type="simple" xlink:href="https://bmcmedinformdecismak.biomedcentral.com/articles/10.1186/s12911-020-1023-5" text:style-name="Internet_20_link" text:visited-style-name="Visited_20_Internet_20_Link"><text:span text:style-name="T4">https://bmcmedinformdecismak.biomedcentral.com/articles/10.1186/s12911-020-1023-5</text:span></text:a><text:span text:style-name="T4"> </text:span></text:p>
      <text:p text:style-name="P10"/>
      <text:p text:style-name="P8">Parkinson's Disease<text:span text:style-name="T3">(PD)</text:span>:</text:p>
      <text:p text:style-name="P8"/>
      <text:p text:style-name="P14">Use of Learning models:</text:p>
      <text:p text:style-name="P11">* neural networks (n = 76 from 62 studies</text:p>
      <text:p text:style-name="P11">* ensemble learning (n = 82 from 57 studies)</text:p>
      <text:p text:style-name="P11">* nearest neighbo<text:span text:style-name="T2">u</text:span>r and variants (n = 33 from 33 studies)</text:p>
      <text:p text:style-name="P11">* regression (n = 31 from 31 studies)</text:p>
      <text:p text:style-name="P11">* decision tree (n = 28 from 27 studies)</text:p>
      <text:p text:style-name="P11">* naïve Bayes (n = 26, from 26 studies)</text:p>
      <text:p text:style-name="P11"/>
      <text:p text:style-name="P2"><text:a xlink:type="simple" xlink:href="https://www.frontiersin.org/articles/10.3389/fnagi.2021.633752/full#T3" text:style-name="Internet_20_link" text:visited-style-name="Visited_20_Internet_20_Link"><text:span text:style-name="T4">https://www.frontiersin.org/articles/10.3389/fnagi.2021.633752/full#T3</text:span></text:a><text:span text:style-name="T4"> </text:span></text:p>
      <text:p text:style-name="P11"/>
      <text:p text:style-name="P11"/>
      <text:p text:style-name="P14">data useful for Parkinson's:</text:p>
      <text:p text:style-name="P11">highest accuracy in PD detection using offline data was from:</text:p>
      <text:p text:style-name="P11">* Tremor data 98.5%</text:p>
      <text:p text:style-name="P11">* Voice data 98.3%</text:p>
      <text:p text:style-name="P11"/>
      <text:p text:style-name="P15">Algorithms Accuracy rate:</text:p>
      <text:p text:style-name="P11">(kNN) k-neighbors - gave the highest accuracy</text:p>
      <text:p text:style-name="P11">(SVM) Support Vector Machine</text:p>
      <text:p text:style-name="P11">(NB) Naive Bayes</text:p>
      <text:p text:style-name="P11"/>
      <text:p text:style-name="P12">- The average accuracy of PD detection becomes 99.8% when ensemble averaging was performed on majoriy-vote from kNN, SVM, and NB</text:p>
      <text:p text:style-name="P12"/>
      <text:p text:style-name="P3"><text:a xlink:type="simple" xlink:href="https://braininformatics.springeropen.com/articles/10.1186/s40708-020-00113-1" text:style-name="Internet_20_link" text:visited-style-name="Visited_20_Internet_20_Link"><text:span text:style-name="T4">https://braininformatics.springeropen.com/articles/10.1186/s40708-020-00113-1</text:span></text:a><text:span text:style-name="T4"> </text:span></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Arthritis(Rheumatoid Arthritis[RA]):</text:p>
      <text:p text:style-name="P9"/>
      <text:p text:style-name="P13">- Medication played a minor role in prediction of RA disease activity</text:p>
      <text:p text:style-name="P13"><text:a xlink:type="simple" xlink:href="https://journals.plos.org/plosone/article?id=10.1371/journal.pone.0252289" text:style-name="Internet_20_link" text:visited-style-name="Visited_20_Internet_20_Link"><text:span text:style-name="T5"/></text:a></text:p>
      <text:p text:style-name="P13"><text:a xlink:type="simple" xlink:href="https://journals.plos.org/plosone/article?id=10.1371/journal.pone.0252289" text:style-name="Internet_20_link" text:visited-style-name="Visited_20_Internet_20_Link"><text:span text:style-name="T5">https://journals.plos.org/plosone/article?id=10.1371/journal.pone.0252289</text:span></text:a><text:span text:style-name="T5"> </text:span></text:p>
      <text:p text:style-name="P13"><text:span text:style-name="T5">MRI scans</text:span></text:p>
      <text:p text:style-name="P13"><text:span text:style-name="T5"/></text:p>
      <text:p text:style-name="P13"><text:span text:style-name="T5">- <text:s/>One study showed that ML could be helpful to assess flares using data from electronic medical records (EMR) of RA patients. EMR data typically are larger in size than data collected in clinical studies but are of lower quality, which may have hampered model training in this project.</text:span></text:p>
      <text:p text:style-name="P13"><text:span text:style-name="T5"/></text:p>
      <text:p text:style-name="P13"><text:a xlink:type="simple" xlink:href="https://arthritis-research.biomedcentral.com/articles/10.1186/s13075-021-02439-5" text:style-name="Internet_20_link" text:visited-style-name="Visited_20_Internet_20_Link"><text:span text:style-name="T5">https://arthritis-research.biomedcentral.com/articles/10.1186/s13075-021-02439-5</text:span></text:a><text:span text:style-name="T5"> </text:span></text:p>
      <text:p text:style-name="P13"><text:span text:style-name="T5"/></text:p>
      <text:p text:style-name="P6"><text:span text:style-name="T5">Asthma</text:span><text:span text:style-name="T6">:</text:span></text:p>
      <text:p text:style-name="P6"><text:span text:style-name="T6"/></text:p>
      <text:p text:style-name="P13"><text:span text:style-name="T6">- capillary blood lead testing was an important predictor of persistent asthma</text:span></text:p>
      <text:p text:style-name="P17"><text:span text:style-name="T6"/></text:p>
      <text:p text:style-name="P16"><text:span text:style-name="T6">A</text:span><text:span text:style-name="T5">lgorithm’s Accuracy rate:</text:span></text:p>
      <text:p text:style-name="P13"><text:span text:style-name="T5">* naive Bayes model had poorer performance. </text:span></text:p>
      <text:p text:style-name="P13"><text:span text:style-name="T5">* XGBoost, Random forest, and logistic regression performed best</text:span></text:p>
      <text:p text:style-name="P13"><text:span text:style-name="T5">* K-nearest neighbor performed better than naive Baynes but not as well as the others</text:span></text:p>
      <text:p text:style-name="P13"><text:span text:style-name="T5"/></text:p>
      <text:p text:style-name="P13"><text:a xlink:type="simple" xlink:href="https://www.ajmc.com/view/machine-learning-can-help-predict-persistence-of-asthma-as-children-age" text:style-name="Internet_20_link" text:visited-style-name="Visited_20_Internet_20_Link"><text:span text:style-name="T5">https://www.ajmc.com/view/machine-learning-can-help-predict-persistence-of-asthma-as-children-age</text:span></text:a><text:span text:style-name="T5"> </text:span></text:p>
      <text:p text:style-name="P13"><text:span text:style-name="T5"/></text:p>
      <text:p text:style-name="P13"><text:a xlink:type="simple" xlink:href="https://bmjopen.bmj.com/content/10/7/e036099" text:style-name="Internet_20_link" text:visited-style-name="Visited_20_Internet_20_Link"><text:span text:style-name="T5">https://bmjopen.bmj.com/content/10/7/e036099</text:span></text:a><text:span text:style-name="T5"> (figure for methodolog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2T10:46:21.843000000</meta:creation-date>
    <dc:date>2021-10-22T15:48:39.108000000</dc:date>
    <meta:editing-duration>PT5H2M15S</meta:editing-duration>
    <meta:editing-cycles>10</meta:editing-cycles>
    <meta:generator>LibreOffice/7.2.0.4$Windows_X86_64 LibreOffice_project/9a9c6381e3f7a62afc1329bd359cc48accb6435b</meta:generator>
    <meta:document-statistic meta:table-count="0" meta:image-count="0" meta:object-count="0" meta:page-count="2" meta:paragraph-count="37" meta:word-count="265" meta:character-count="2106" meta:non-whitespace-character-count="1870"/>
  </office:meta>
</office:document-meta>
</file>